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f8b7" officeooo:paragraph-rsid="000bf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10-13T01:11:28.914649295</dc:date>
    <meta:editing-duration>PT1M6S</meta:editing-duration>
    <meta:editing-cycles>6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